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367" officeooo:paragraph-rsid="0010d367"/>
    </style:style>
    <style:style style:name="P2" style:family="paragraph" style:parent-style-name="Standard">
      <style:text-properties officeooo:rsid="001108b7" officeooo:paragraph-rsid="001108b7"/>
    </style:style>
    <style:style style:name="P3" style:family="paragraph" style:parent-style-name="Standard">
      <style:text-properties officeooo:rsid="00126680" officeooo:paragraph-rsid="00126680"/>
    </style:style>
    <style:style style:name="P4" style:family="paragraph" style:parent-style-name="Standard">
      <style:text-properties officeooo:rsid="001404c2" officeooo:paragraph-rsid="001404c2"/>
    </style:style>
    <style:style style:name="P5" style:family="paragraph" style:parent-style-name="Standard">
      <style:text-properties officeooo:rsid="001404c2" officeooo:paragraph-rsid="001404c2"/>
    </style:style>
    <style:style style:name="P6" style:family="paragraph" style:parent-style-name="Standard">
      <style:text-properties officeooo:rsid="00141909" officeooo:paragraph-rsid="00141909"/>
    </style:style>
    <style:style style:name="T1" style:family="text">
      <style:text-properties officeooo:rsid="001108b7"/>
    </style:style>
    <style:style style:name="T2" style:family="text">
      <style:text-properties officeooo:rsid="00126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: Project Diva (plagiat)</text:p>
      <text:p text:style-name="P1">Techno : <text:span text:style-name="T2">Javascript</text:span></text:p>
      <text:p text:style-name="P1"/>
      <text:p text:style-name="P1"/>
      <text:p text:style-name="P1">Capteurs : joystick,bouton, <text:span text:style-name="T1">capteur son(clap), </text:span>LED(option)</text:p>
      <text:p text:style-name="P1"/>
      <text:p text:style-name="P2">Jeu :</text:p>
      <text:p text:style-name="P2">Vidéo ou image fixe en fond</text:p>
      <text:p text:style-name="P2">Défilement des inputs (image fixe)</text:p>
      <text:p text:style-name="P2">Zone validation input</text:p>
      <text:p text:style-name="P2">Musique</text:p>
      <text:p text:style-name="P2">Synchro musique input</text:p>
      <text:p text:style-name="P2">Compteur de point</text:p>
      <text:p text:style-name="P3">Message réussite (option)</text:p>
      <text:p text:style-name="P2"/>
      <text:p text:style-name="P2"/>
      <text:p text:style-name="P3">Manette :</text:p>
      <text:p text:style-name="P3">Arduino</text:p>
      <text:p text:style-name="P3">Joystick (input flèche)</text:p>
      <text:p text:style-name="P3">Bouton (input bouton)</text:p>
      <text:p text:style-name="P3">Capteur son (input clap)</text:p>
      <text:p text:style-name="P3">LED réussite (option)</text:p>
      <text:p text:style-name="P3"/>
      <text:p text:style-name="P3"/>
      <text:p text:style-name="P4"><text:a xlink:type="simple" xlink:href="https://www.w3schools.com/jsref/dom_obj_audio.asp" text:style-name="Internet_20_link" text:visited-style-name="Visited_20_Internet_20_Link">https://www.w3schools.com/jsref/dom_obj_audio.asp</text:a></text:p>
      <text:p text:style-name="P6"><text:a xlink:type="simple" xlink:href="https://www.w3schools.com/jsref/dom_obj_video.asp" text:style-name="Internet_20_link" text:visited-style-name="Visited_20_Internet_20_Link">https://www.w3schools.com/jsref/dom_obj_video.asp</text:a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18:22.804916861</meta:creation-date>
    <dc:date>2017-10-02T11:14:47.832678716</dc:date>
    <meta:editing-duration>PT27M2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58" meta:character-count="468" meta:non-whitespace-character-count="429"/>
  </office:meta>
</office:document-meta>
</file>